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041cm"/>
    </style:style>
    <style:style style:name="co2" style:family="table-column">
      <style:table-column-properties fo:break-before="auto" style:column-width="12.834cm"/>
    </style:style>
    <style:style style:name="co3" style:family="table-column">
      <style:table-column-properties fo:break-before="auto" style:column-width="1.94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7"/>
  </office:automatic-styles>
  <office:body>
    <office:spreadsheet>
      <table:calculation-settings table:automatic-find-labels="false" table:use-regular-expressions="false" table:use-wildcards="true"/>
      <table:table table:name="companias_asc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ruc</text:p>
          </table:table-cell>
          <table:table-cell office:value-type="string" calcext:value-type="string">
            <text:p>nombre_compania</text:p>
          </table:table-cell>
          <table:table-cell office:value-type="string" calcext:value-type="string">
            <text:p>certificada</text:p>
          </table:table-cell>
        </table:table-row>
        <table:table-row table:style-name="ro1">
          <table:table-cell office:value-type="float" office:value="990900418001" calcext:value-type="float">
            <text:p>0990900418001</text:p>
          </table:table-cell>
          <table:table-cell office:value-type="string" calcext:value-type="string">
            <text:p>AQUACULTURA PUROCONGO S.A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90150233001" calcext:value-type="float">
            <text:p>1390150233001</text:p>
          </table:table-cell>
          <table:table-cell office:value-type="string" calcext:value-type="string">
            <text:p>DIVACCI S.A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0976139001" calcext:value-type="float">
            <text:p>0990976139001</text:p>
          </table:table-cell>
          <table:table-cell office:value-type="string" calcext:value-type="string">
            <text:p>MASI S.A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2766107001" calcext:value-type="float">
            <text:p>0992766107001</text:p>
          </table:table-cell>
          <table:table-cell office:value-type="string" calcext:value-type="string">
            <text:p>JELEBRAT S.A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91791488001" calcext:value-type="float">
            <text:p>1391791488001</text:p>
          </table:table-cell>
          <table:table-cell office:value-type="string" calcext:value-type="string">
            <text:p>GRUPO DEGFER CIA. LTDA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1336052001" calcext:value-type="float">
            <text:p>0991336052001</text:p>
          </table:table-cell>
          <table:table-cell office:value-type="string" calcext:value-type="string">
            <text:p>BRUMESA S.A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1257721001" calcext:value-type="float">
            <text:p>0991257721001</text:p>
          </table:table-cell>
          <table:table-cell office:value-type="string" calcext:value-type="string">
            <text:p>INDUSTRIAL PESQUERA SANTA PRISCILA S.A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2419857001" calcext:value-type="float">
            <text:p>0992419857001</text:p>
          </table:table-cell>
          <table:table-cell office:value-type="string" calcext:value-type="string">
            <text:p>AGROBALAO S.A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0033110001" calcext:value-type="float">
            <text:p>0990033110001</text:p>
          </table:table-cell>
          <table:table-cell office:value-type="string" calcext:value-type="string">
            <text:p>SOCIEDAD NACIONAL DE GALAPAGOS C.A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0553963001" calcext:value-type="float">
            <text:p>0990553963001</text:p>
          </table:table-cell>
          <table:table-cell office:value-type="string" calcext:value-type="string">
            <text:p>PROMARISCO S.A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0608504001" calcext:value-type="float">
            <text:p>0990608504001</text:p>
          </table:table-cell>
          <table:table-cell office:value-type="string" calcext:value-type="string">
            <text:p>OPERADORA Y PROCESADORA DE PRODUCTOS MARINOS OMARSA S.A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91722101001" calcext:value-type="float">
            <text:p>0791722101001</text:p>
          </table:table-cell>
          <table:table-cell office:value-type="string" calcext:value-type="string">
            <text:p>PESQUERA MARYCIELO CIA LTD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90050487001" calcext:value-type="float">
            <text:p>0790050487001</text:p>
          </table:table-cell>
          <table:table-cell office:value-type="string" calcext:value-type="string">
            <text:p>PESQUERA E INDUSTRIAL BRAVITO S 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2856653001" calcext:value-type="float">
            <text:p>0992856653001</text:p>
          </table:table-cell>
          <table:table-cell office:value-type="string" calcext:value-type="string">
            <text:p>BELLITEC S.A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0171092001" calcext:value-type="float">
            <text:p>0990171092001</text:p>
          </table:table-cell>
          <table:table-cell office:value-type="string" calcext:value-type="string">
            <text:p>GRAN COLOMBIANA DEL MAR GRANCOMAR S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3036366001" calcext:value-type="float">
            <text:p>0993036366001</text:p>
          </table:table-cell>
          <table:table-cell office:value-type="string" calcext:value-type="string">
            <text:p>GODPROEX PRODUCTORA Y EXPORTADORA S.A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0576459001" calcext:value-type="float">
            <text:p>0990576459001</text:p>
          </table:table-cell>
          <table:table-cell office:value-type="string" calcext:value-type="string">
            <text:p>PRODUMAR S.A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3021156001" calcext:value-type="float">
            <text:p>0993021156001</text:p>
          </table:table-cell>
          <table:table-cell office:value-type="string" calcext:value-type="string">
            <text:p>GREENTRAILCORP CIA. LTDA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2721138001" calcext:value-type="float">
            <text:p>0992721138001</text:p>
          </table:table-cell>
          <table:table-cell office:value-type="string" calcext:value-type="string">
            <text:p>LIMBOMAR S.A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3000019001" calcext:value-type="float">
            <text:p>0993000019001</text:p>
          </table:table-cell>
          <table:table-cell office:value-type="string" calcext:value-type="string">
            <text:p>CAMARONERA SUPRACAMARON ECUADOR ECUASUPRA S.A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3188425001" calcext:value-type="float">
            <text:p>0993188425001</text:p>
          </table:table-cell>
          <table:table-cell office:value-type="string" calcext:value-type="string">
            <text:p>EXPORTADORA Y COMERCIALIZADORA CARECA EXPORCARECA S.A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2839473001" calcext:value-type="float">
            <text:p>0992839473001</text:p>
          </table:table-cell>
          <table:table-cell office:value-type="string" calcext:value-type="string">
            <text:p>LUKMAR S.A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0666407001" calcext:value-type="float">
            <text:p>0990666407001</text:p>
          </table:table-cell>
          <table:table-cell office:value-type="string" calcext:value-type="string">
            <text:p>BIOSUPER S.A.S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0555575001" calcext:value-type="float">
            <text:p>0990555575001</text:p>
          </table:table-cell>
          <table:table-cell office:value-type="string" calcext:value-type="string">
            <text:p>ECUACULTIVOS ECUATORIANA DE CULTIVOS S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0666253001" calcext:value-type="float">
            <text:p>0990666253001</text:p>
          </table:table-cell>
          <table:table-cell office:value-type="string" calcext:value-type="string">
            <text:p>EXPORTADORA LANGOSMAR S.A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2593083001" calcext:value-type="float">
            <text:p>0992593083001</text:p>
          </table:table-cell>
          <table:table-cell office:value-type="string" calcext:value-type="string">
            <text:p>TERRAQUIL S.A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1329331001" calcext:value-type="float">
            <text:p>0991329331001</text:p>
          </table:table-cell>
          <table:table-cell office:value-type="string" calcext:value-type="string">
            <text:p>COFIMAR S.A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0488401001" calcext:value-type="float">
            <text:p>0990488401001</text:p>
          </table:table-cell>
          <table:table-cell office:value-type="string" calcext:value-type="string">
            <text:p>CAMARONES ROLESA S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0621705001" calcext:value-type="float">
            <text:p>0990621705001</text:p>
          </table:table-cell>
          <table:table-cell office:value-type="string" calcext:value-type="string">
            <text:p>CAMARONERA ESCALANTE S.A.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1048545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C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0" loext:min-decimal-places="0" number:min-integer-digits="13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02-21T14:32:29.624828722</dc:date>
    <meta:editing-duration>PT1M56S</meta:editing-duration>
    <meta:editing-cycles>1</meta:editing-cycles>
    <meta:document-statistic meta:table-count="1" meta:cell-count="90" meta:object-count="0"/>
    <meta:generator>LibreOffice/6.4.7.2$Linux_X86_64 LibreOffice_project/40$Build-2</meta:generator>
  </office:meta>
</office:document-meta>
</file>